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var font-family-input" svg:font-family="'var font-family-input'"/>
    <style:font-face style:name="var font-family-text" svg:font-family="'var font-family-tex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29cm" fo:text-indent="0cm" style:auto-text-indent="false" fo:padding="0cm" fo:border="none"/>
      <style:text-properties fo:color="#0e141e" style:font-name="var font-family-input" fo:font-size="10.5pt" fo:font-weight="normal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style:line-height-at-least="0.529cm" fo:text-indent="0cm" style:auto-text-indent="false" fo:padding="0cm" fo:border="none"/>
      <style:text-properties fo:color="#0e141e" style:font-name="inherit" fo:font-size="10.5pt" fo:font-weight="normal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style:line-height-at-least="0.529cm" fo:text-indent="0cm" style:auto-text-indent="false" fo:padding="0cm" fo:border="none"/>
      <style:text-properties fo:color="#633820" style:font-name="inherit" fo:font-size="10.5pt" fo:font-weight="normal" loext:padding="0cm" loext:border="none"/>
    </style:style>
    <style:style style:name="P4" style:family="paragraph" style:parent-style-name="Preformatted_20_Text">
      <style:paragraph-properties fo:margin-top="0.318cm" fo:margin-bottom="0.238cm" loext:contextual-spacing="false" style:line-height-at-least="0.529cm" fo:padding="0cm" fo:border="none"/>
    </style:style>
    <style:style style:name="P5" style:family="paragraph" style:parent-style-name="Standard">
      <style:text-properties officeooo:paragraph-rsid="00093a0a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200%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.132cm" fo:margin-bottom="0cm" loext:contextual-spacing="false" fo:line-height="200%" fo:text-indent="0cm" style:auto-text-indent="false" fo:padding="0cm" fo:border="none"/>
      <style:text-properties fo:color="#0e141e" style:font-name="var font-family-text" fo:font-size="10.5pt" fo:font-weight="normal" loext:padding="0cm" loext:border="none"/>
    </style:style>
    <style:style style:name="T1" style:family="text">
      <style:text-properties style:font-name="var font-family-text" fo:font-size="12pt" fo:font-weight="normal" fo:background-color="#f3f7f7" loext:char-shading-value="0" loext:padding="0cm" loext:border="none"/>
    </style:style>
    <style:style style:name="T2" style:family="text">
      <style:text-properties fo:color="#0e141e" style:font-name="var font-family-text" fo:font-size="10.5pt" fo:font-weight="normal" loext:padding="0cm" loext:border="none"/>
    </style:style>
    <style:style style:name="T3" style:family="text">
      <style:text-properties fo:color="#0e141e" style:font-name="var font-family-text" fo:font-size="10.5pt" fo:font-weight="normal" officeooo:rsid="0008d306" loext:padding="0cm" loext:border="none"/>
    </style:style>
    <style:style style:name="T4" style:family="text">
      <style:text-properties fo:color="#0e141e" style:font-name="var font-family-input" fo:font-size="10.5pt" fo:font-weight="normal" fo:background-color="#f8f8f8" loext:char-shading-value="0" loext:padding="0cm" loext:border="none"/>
    </style:style>
    <style:style style:name="T5" style:family="text">
      <style:text-properties fo:color="#0e141e" style:font-name="var font-family-input" fo:font-size="10.5pt" fo:font-weight="normal" officeooo:rsid="0008d306" fo:background-color="#f8f8f8" loext:char-shading-value="0" loext:padding="0cm" loext:border="none"/>
    </style:style>
    <style:style style:name="T6" style:family="text">
      <style:text-properties fo:color="#0e141e" style:font-name="inherit" fo:font-size="10.5pt" fo:font-weight="bold" loext:padding="0cm" loext:border="none"/>
    </style:style>
    <style:style style:name="T7" style:family="text">
      <style:text-properties fo:color="#0e141e" style:font-name="inherit" fo:font-size="10.5pt" fo:font-style="italic" fo:font-weight="normal" loext:padding="0cm" loext:border="none"/>
    </style:style>
    <style:style style:name="T8" style:family="text">
      <style:text-properties style:font-name="inherit"/>
    </style:style>
    <style:style style:name="T9" style:family="text">
      <style:text-properties style:font-name="inherit" fo:font-size="10.5pt" fo:font-weight="bold" fo:background-color="#f3f7f7" loext:char-shading-value="0" loext:padding="0cm" loext:border="none"/>
    </style:style>
    <style:style style:name="T10" style:family="text">
      <style:text-properties style:font-name="inherit" fo:font-size="12pt" style:font-name-asian="inherit" style:font-size-asian="12pt" style:font-name-complex="inherit" style:font-size-complex="12pt" loext:padding="0cm" loext:border="none"/>
    </style:style>
    <style:style style:name="T11" style:family="text">
      <style:text-properties fo:color="#000000" style:font-name="inherit"/>
    </style:style>
    <style:style style:name="T12" style:family="text">
      <style:text-properties fo:color="#1c01ce" style:font-name="inherit"/>
    </style:style>
    <style:style style:name="T13" style:family="text">
      <style:text-properties fo:color="#a90d91" style:font-name="inherit"/>
    </style:style>
    <style:style style:name="T14" style:family="text">
      <style:text-properties fo:color="#738f93" style:font-name="inherit" fo:font-size="10.5pt" fo:font-weight="normal" fo:background-color="#f3f7f7" loext:char-shading-value="0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n scénario courant qui se produit lors de l'utilisation d'une collection de toute sorte consiste à effectuer un seul type d'opération avec tous les éléments et à collecter le résultat.</text:p>
      <text:section text:style-name="Sect1" text:name="tab-31-content-undefined">
        <text:p text:style-name="P7"><text:span text:style-name="T2">Par exemple, une </text:span><text:span text:style-name="Source_20_Text"><text:span text:style-name="T4">sum(array)</text:span></text:span><text:span text:style-name="T2">fonction peut souhaiter ajouter tous les éléments passés en tant que tableau et renvoyer le résultat.</text:span></text:p>
        <text:p text:style-name="P7"><text:span text:style-name="T2">Une abstraction généralisée de la même fonctionnalité est fournie dans Ruby au nom de </text:span><text:span text:style-name="Source_20_Text"><text:span text:style-name="T4">reduce</text:span></text:span><text:span text:style-name="T2">( </text:span><text:span text:style-name="Source_20_Text"><text:span text:style-name="T4">inject</text:span></text:span><text:span text:style-name="T2">est un alias). C'est-à-dire que ces méthodes parcourent une collection et accumulent la valeur d'une opération sur des éléments dans une valeur de base à l'aide d'un opérateur et renvoient cette valeur de base à la fin.</text:span></text:p>
        <text:p text:style-name="P8">Prenons un exemple pour mieux comprendre.</text:p>
        <text:p text:style-name="P1"><text:span text:style-name="T11">&gt;&gt;&gt; </text:span><text:s/><text:span text:style-name="T8">( </text:span><text:span text:style-name="T12">5..10 </text:span><text:span text:style-name="T8">). </text:span><text:span text:style-name="T11">injecter </text:span><text:span text:style-name="T8">( </text:span><text:span text:style-name="T12">1 </text:span><text:span text:style-name="T8">) </text:span><text:s/><text:span text:style-name="T8">{ </text:span><text:span text:style-name="T11">| produit </text:span><text:span text:style-name="T8">, </text:span><text:s/><text:span text:style-name="T11">n | </text:span><text:s/><text:span text:style-name="T11">produit </text:span><text:s/><text:span text:style-name="T11">* </text:span><text:s/><text:span text:style-name="T11">n </text:span><text:s/><text:span text:style-name="T8">} </text:span></text:p>
        <text:p text:style-name="P1"><text:span text:style-name="T11">=&gt; </text:span><text:s/><text:span text:style-name="T12">151200</text:span></text:p>
        <text:p text:style-name="P7"><text:span text:style-name="T2">Dans l'exemple ci-dessus, nous avons les éléments suivants : une valeur de base </text:span><text:span text:style-name="Strong_20_Emphasis"><text:span text:style-name="T6">1</text:span></text:span><text:span text:style-name="T2"> , un énumérable </text:span><text:span text:style-name="Strong_20_Emphasis"><text:span text:style-name="T6">(5..10)</text:span></text:span><text:span text:style-name="T2"> et un bloc avec des expressions indiquant comment ajouter la valeur calculée à la valeur de base (c'est-à-dire multiplier l'élément du tableau en </text:span><text:span text:style-name="Emphasis"><text:span text:style-name="T7">produit</text:span></text:span><text:span text:style-name="T2"> , où le produit est initialisé avec la valeur de base)</text:span></text:p>
        <text:p text:style-name="P8">L'exécution suit donc quelque chose comme ceci :</text:p>
        <text:p text:style-name="P3"># boucle 1 </text:p>
        <text:p text:style-name="P1"><text:span text:style-name="T11">n </text:span><text:s/><text:span text:style-name="T11">= </text:span><text:s/><text:span text:style-name="T12">1 </text:span></text:p>
        <text:p text:style-name="P1"><text:span text:style-name="T11">produit </text:span><text:s/><text:span text:style-name="T11">= </text:span><text:s/><text:span text:style-name="T12">1 </text:span></text:p>
        <text:p text:style-name="P1"><text:span text:style-name="T11">valeur de </text:span><text:span text:style-name="T13">retour </text:span><text:s/><text:span text:style-name="T11">= </text:span><text:span text:style-name="T12">1 </text:span><text:span text:style-name="T11">* </text:span><text:span text:style-name="T12">1</text:span> <text:s/></text:p>
        <text:p text:style-name="P4"/>
        <text:p text:style-name="P3"># boucle 2 </text:p>
        <text:p text:style-name="P1"><text:span text:style-name="T11">n </text:span><text:s/><text:span text:style-name="T11">= </text:span><text:s/><text:span text:style-name="T12">2 </text:span></text:p>
        <text:p text:style-name="P1"><text:span text:style-name="T11">produit </text:span><text:s/><text:span text:style-name="T11">= </text:span><text:s/><text:span text:style-name="T12">1 </text:span></text:p>
        <text:p text:style-name="P1"><text:span text:style-name="T11">valeur de </text:span><text:span text:style-name="T13">retour </text:span><text:s/><text:span text:style-name="T11">= </text:span><text:span text:style-name="T12">1 </text:span><text:span text:style-name="T11">* </text:span><text:span text:style-name="T12">2</text:span> <text:s/></text:p>
        <text:p text:style-name="P4"/>
        <text:p text:style-name="P1"><text:span text:style-name="T11">n </text:span><text:s/><text:span text:style-name="T11">= </text:span><text:s/><text:span text:style-name="T12">3 </text:span></text:p>
        <text:p text:style-name="P1"><text:span text:style-name="T11">produit </text:span><text:s/><text:span text:style-name="T11">= </text:span><text:s/><text:span text:style-name="T12">2 </text:span></text:p>
        <text:p text:style-name="P1"><text:span text:style-name="T11">valeur de </text:span><text:span text:style-name="T13">retour </text:span><text:s/><text:span text:style-name="T11">= </text:span><text:span text:style-name="T12">2 </text:span><text:span text:style-name="T11">* </text:span><text:span text:style-name="T12">3</text:span> <text:s/></text:p>
        <text:p text:style-name="P4"/>
        <text:p text:style-name="P2">..</text:p>
        <text:p text:style-name="P8"><text:soft-page-break/>Comme vous pouvez le remarquer, la valeur de base est continuellement mise à jour au fur et à mesure que l'expression parcourt l'élément de conteneur, renvoyant ainsi la valeur finale de la valeur de base comme résultat.</text:p>
        <text:p text:style-name="P8">D'autres exemples,</text:p>
        <text:p text:style-name="P1"><text:span text:style-name="T11">&gt;&gt;&gt; </text:span><text:s/><text:span text:style-name="T8">( </text:span><text:span text:style-name="T12">5..10 </text:span><text:span text:style-name="T8">). </text:span><text:span text:style-name="T11">réduire </text:span><text:span text:style-name="T8">( </text:span><text:span text:style-name="T12">1 </text:span><text:span text:style-name="T8">, </text:span><text:s/><text:span text:style-name="T11">:* </text:span><text:span text:style-name="T8">) </text:span><text:s text:c="3"/><text:span text:style-name="T11"># </text:span><text:s/><text:span text:style-name="T11">:* </text:span><text:s/><text:span text:style-name="T11">est un </text:span><text:s/><text:span text:style-name="T11">raccourci </text:span><text:s/><text:span text:style-name="T13">pour la </text:span><text:s/><text:span text:style-name="T11">multiplication </text:span></text:p>
        <text:p text:style-name="P1"><text:span text:style-name="T11">=&gt; </text:span><text:s/><text:span text:style-name="T12">151200</text:span></text:p>
        <text:p text:style-name="P7"><text:span text:style-name="T2">Considérons une suite arithmétique-géométrique où le </text:span><text:span text:style-name="T3">n puissance th </text:span><text:span text:style-name="T2">terme de la suite est noté </text:span><text:span text:style-name="T3">Tn =npuissance 2 + 1,n &gt;=0</text:span><text:span text:style-name="T2"> Dans ce défi, votre tâche consiste à compléter la </text:span><text:span text:style-name="T3">|sum| </text:span><text:span text:style-name="T2">méthode qui prend un entier </text:span><text:span text:style-name="T3">|</text:span><text:span text:style-name="Source_20_Text"><text:span text:style-name="T4">n</text:span></text:span><text:span text:style-name="Source_20_Text"><text:span text:style-name="T5">|</text:span></text:span><text:span text:style-name="T2">et renvoie la </text:span><text:span text:style-name="Strong_20_Emphasis"><text:span text:style-name="T6">somme aux n termes de la série</text:span></text:span><text:span text:style-name="T2"> .</text:span></text:p>
      </text:section>
      <text:section text:style-name="Sect1" text:name="codeshell-wrapper">
        <text:p text:style-name="P6"><text:bookmark text:name="status-text"/><text:span text:style-name="Strong_20_Emphasis"><text:span text:style-name="T9">Tampon actuel </text:span></text:span><text:span text:style-name="T14">(enregistré localement, modifiable)</text:span><text:span text:style-name="T1">     </text:span></text:p>
      </text:section>
      <text:p text:style-name="Standard"><text:span text:style-name="T10"/></text:p>
      <text:p text:style-name="Standard"><text:span text:style-name="T10"/></text:p>
      <text:p text:style-name="P5"><text:span text:style-name="T10">def sum_terms(n)</text:span></text:p>
      <text:p text:style-name="P5"><text:span text:style-name="T10"><text:s text:c="2"/># your code here</text:span></text:p>
      <text:p text:style-name="P5"><text:span text:style-name="T10"><text:s text:c="3"/>( 1. . n ).reduce ( 0 ) <text:s/>{ | sum, <text:s/>val | <text:s/>sum += <text:s/>( val <text:s/>* <text:s/>val <text:s/>+ <text:s/>1 )} </text:span></text:p>
      <text:p text:style-name="P5"><text:span text:style-name="T10"/></text:p>
      <text:p text:style-name="P5"><text:span text:style-name="T10">end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var font-family-input" svg:font-family="'var font-family-input'"/>
    <style:font-face style:name="var font-family-text" svg:font-family="'var font-family-tex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5:18:16.681435255</meta:creation-date>
    <dc:date>2021-06-24T15:24:51.189147835</dc:date>
    <meta:editing-duration>PT6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374" meta:character-count="2045" meta:non-whitespace-character-count="1631"/>
  </office:meta>
</office:document-meta>
</file>